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c2fe"/>
    </style:style>
    <style:style style:name="P2" style:family="paragraph" style:parent-style-name="Standard">
      <style:text-properties officeooo:rsid="0000c2fe" officeooo:paragraph-rsid="0000c2fe"/>
    </style:style>
    <style:style style:name="P3" style:family="paragraph" style:parent-style-name="Standard">
      <style:text-properties officeooo:rsid="0002a4ba" officeooo:paragraph-rsid="0002a4ba"/>
    </style:style>
    <style:style style:name="P4" style:family="paragraph" style:parent-style-name="Standard">
      <style:text-properties officeooo:rsid="00032708" officeooo:paragraph-rsid="00032708"/>
    </style:style>
    <style:style style:name="T1" style:family="text">
      <style:text-properties fo:language="pt" fo:country="A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xecutar é</text:span> <text:span text:style-name="T1">acompanhar o progresso do projeto: garantir que todos os marcos serão satisfeitos, garantir que os entregáveis serão aceitos, garantir que o projeto permanecerá dentro dos limites de escopo, tempo e custo;</text:span></text:p>
      <text:p text:style-name="P1"><text:span text:style-name="T1"/></text:p>
      <text:p text:style-name="P2"><text:span text:style-name="T1">Relatório de status do projeto: documenta o status do projeto, esforços de desenvolvimento e progresso em atingir os requisitos do projeto;</text:span></text:p>
      <text:p text:style-name="P2"><text:span text:style-name="T1">Relatório de variação do orçamento: documenta os gastos previstos e também os gastos reais do projeto, visando identificar variações;</text:span></text:p>
      <text:p text:style-name="P3"><text:span text:style-name="T1">Problema com os relatórios: a informação só se torna disponível para o gerente de projeto dias após o esforço já ter sido realizado. Tendem a focar em problemas existentes, ao invés de antecipar problemas em potencial;</text:span></text:p>
      <text:p text:style-name="P3"><text:span text:style-name="T1"/></text:p>
      <text:p text:style-name="P3"><text:span text:style-name="T1">Valor agregado: é uma técnica de controle de gerenciamento de projetos que permite que o gerente de projeto quantifique o progresso do projeto em termos financeiros. Um projeto estimado em R$10.0000,00 e concluído pela metade tem um valor agregado de R$50.000,00. Se apenas um terço das atividades foram de fato concluídas e metade do orçamento já foi gasto, o valor agregado então foi de apenas R$33.000,00 contra um custo incorrido de R$50.000,00, com variância negativa de R$17.000,00;</text:span></text:p>
      <text:p text:style-name="P3"><text:span text:style-name="T1"/></text:p>
      <text:p text:style-name="P3"><text:span text:style-name="T1">Abordagem simples para o gerenciamento de projetos, baseada nas cores de um semáforo de trânsito: verde – projeto não está consumindo folga, amarelo – o projeto está consumindo folga, vermelho – o projeto consumiu a folga;</text:span></text:p>
      <text:p text:style-name="P3"><text:span text:style-name="T1"/></text:p>
      <text:p text:style-name="P4"><text:span text:style-name="T1">Desvio de escopo (scope creep): um problema típico e significativo que permeia os projetos. Pode ser definido como a adição gradual e contínua de novos requisitos à especificação original de um projeto.</text:span></text:p>
      <text:p text:style-name="P4"><text:span text:style-name="T1">Causas do desvio de escopo: definições muito gerais ou questões não esclarecidas sobre os entregáveis, no início do projeto, um escopo ambíguo na declaração de trabalho do projeto, mudanças nas expectativas dos stakeholders, identificação de novas possibilidades de desenvolvimento pelo time técnico;</text:span></text:p>
      <text:p text:style-name="P4"><text:span text:style-name="T1"/></text:p>
      <text:p text:style-name="P4"><text:span text:style-name="T1"/></text:p>
      <text:p text:style-name="P3"><text:span text:style-name="T1"/></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9-11-13T09:41:56.897000000</dc:date>
    <meta:editing-duration>PT15H35M23S</meta:editing-duration>
    <meta:editing-cycles>1</meta:editing-cycles>
    <meta:document-statistic meta:table-count="0" meta:image-count="0" meta:object-count="0" meta:page-count="1" meta:paragraph-count="8" meta:word-count="293" meta:character-count="1918" meta:non-whitespace-character-count="1630"/>
  </office:meta>
</office:document-meta>
</file>